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style:text-properties officeooo:rsid="001a3e9d" officeooo:paragraph-rsid="001b0b7d"/>
    </style:style>
    <style:style style:name="P12" style:family="paragraph" style:parent-style-name="Standard">
      <style:text-properties officeooo:rsid="001b0b7d" officeooo:paragraph-rsid="001b0b7d"/>
    </style:style>
    <style:style style:name="P13" style:family="paragraph" style:parent-style-name="Standard">
      <style:text-properties fo:language="en" fo:country="US" officeooo:rsid="008fc249" officeooo:paragraph-rsid="008fc249"/>
    </style:style>
    <style:style style:name="P14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17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32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39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42" style:family="paragraph" style:parent-style-name="Standard">
      <style:text-properties officeooo:rsid="0039d2a4" officeooo:paragraph-rsid="0039d2a4"/>
    </style:style>
    <style:style style:name="P43" style:family="paragraph" style:parent-style-name="Standard">
      <style:text-properties officeooo:rsid="007bafdf" officeooo:paragraph-rsid="007bafdf"/>
    </style:style>
    <style:style style:name="P44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45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4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47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48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49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52" style:family="paragraph" style:parent-style-name="Standard">
      <style:text-properties officeooo:rsid="0086bf69" officeooo:paragraph-rsid="0086bf69"/>
    </style:style>
    <style:style style:name="P53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4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55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6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7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59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60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61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62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63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64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5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6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7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8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9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2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73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74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75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76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96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97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9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0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0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02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03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04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0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7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108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109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110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111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112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113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114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1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1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1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1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29" style:family="paragraph" style:parent-style-name="Normal">
      <style:text-properties officeooo:paragraph-rsid="0085c781"/>
    </style:style>
    <style:style style:name="P130" style:family="paragraph" style:parent-style-name="Normal">
      <style:text-properties officeooo:paragraph-rsid="0085c781" style:font-name-asian="Calibri" style:font-name-complex="Calibri"/>
    </style:style>
    <style:style style:name="P131" style:family="paragraph" style:parent-style-name="Normal">
      <style:text-properties officeooo:paragraph-rsid="00904435"/>
    </style:style>
    <style:style style:name="P132" style:family="paragraph" style:parent-style-name="Normal">
      <style:text-properties officeooo:paragraph-rsid="00913dd0"/>
    </style:style>
    <style:style style:name="P133" style:family="paragraph" style:parent-style-name="Normal">
      <style:text-properties officeooo:paragraph-rsid="0093ef6f"/>
    </style:style>
    <style:style style:name="P134" style:family="paragraph" style:parent-style-name="Normal">
      <style:text-properties officeooo:paragraph-rsid="00920c38"/>
    </style:style>
    <style:style style:name="P135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Normal">
      <style:text-properties officeooo:paragraph-rsid="0094f5a5"/>
    </style:style>
    <style:style style:name="P146" style:family="paragraph" style:parent-style-name="Normal">
      <style:text-properties officeooo:paragraph-rsid="0098616e"/>
    </style:style>
    <style:style style:name="P147" style:family="paragraph" style:parent-style-name="Normal">
      <style:text-properties officeooo:paragraph-rsid="00a53abc"/>
    </style:style>
    <style:style style:name="P148" style:family="paragraph" style:parent-style-name="Normal">
      <style:text-properties officeooo:paragraph-rsid="00a2b382"/>
    </style:style>
    <style:style style:name="P149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1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1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152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153" style:family="paragraph" style:parent-style-name="Standard">
      <style:text-properties officeooo:rsid="000cc3c6" officeooo:paragraph-rsid="000cc3c6"/>
    </style:style>
    <style:style style:name="P154" style:family="paragraph" style:parent-style-name="Heading_20_1">
      <style:text-properties officeooo:paragraph-rsid="0047059d"/>
    </style:style>
    <style:style style:name="P155" style:family="paragraph" style:parent-style-name="Heading_20_1">
      <style:text-properties officeooo:paragraph-rsid="00a2b382"/>
    </style:style>
    <style:style style:name="P156" style:family="paragraph" style:parent-style-name="Heading_20_2">
      <style:text-properties officeooo:paragraph-rsid="007ffa5f"/>
    </style:style>
    <style:style style:name="P157" style:family="paragraph" style:parent-style-name="Heading_20_2">
      <style:text-properties style:use-window-font-color="true" loext:opacity="0%" fo:language="en" fo:country="US" officeooo:rsid="00a6f86e"/>
    </style:style>
    <style:style style:name="P158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59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60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61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62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63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64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officeooo:rsid="00088c70"/>
    </style:style>
    <style:style style:name="T11" style:family="text">
      <style:text-properties officeooo:rsid="0047059d"/>
    </style:style>
    <style:style style:name="T12" style:family="text">
      <style:text-properties officeooo:rsid="0047c4a8"/>
    </style:style>
    <style:style style:name="T13" style:family="text">
      <style:text-properties officeooo:rsid="008309a1"/>
    </style:style>
    <style:style style:name="T14" style:family="text">
      <style:text-properties officeooo:rsid="0084649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705081" style:font-weight-asian="bold" style:font-weight-complex="bold"/>
    </style:style>
    <style:style style:name="T17" style:family="text">
      <style:text-properties fo:font-weight="bold" officeooo:rsid="0078df66" style:font-weight-asian="bold" style:font-weight-complex="bold"/>
    </style:style>
    <style:style style:name="T18" style:family="text">
      <style:text-properties fo:font-weight="bold" officeooo:rsid="0017c9af" style:font-weight-asian="bold" style:font-weight-complex="bold"/>
    </style:style>
    <style:style style:name="T19" style:family="text">
      <style:text-properties fo:font-weight="bold" officeooo:rsid="001bf6ca" style:font-weight-asian="bold" style:font-weight-complex="bold"/>
    </style:style>
    <style:style style:name="T20" style:family="text">
      <style:text-properties fo:font-weight="bold" officeooo:rsid="0026678d" style:font-weight-asian="bold" style:font-weight-complex="bold"/>
    </style:style>
    <style:style style:name="T21" style:family="text">
      <style:text-properties fo:font-weight="bold" officeooo:rsid="0031e53e" style:font-weight-asian="bold" style:font-weight-complex="bold"/>
    </style:style>
    <style:style style:name="T22" style:family="text">
      <style:text-properties fo:font-weight="bold" officeooo:rsid="0036a647" style:font-weight-asian="bold" style:font-weight-complex="bold"/>
    </style:style>
    <style:style style:name="T23" style:family="text">
      <style:text-properties fo:font-weight="bold" officeooo:rsid="00467821" style:font-weight-asian="bold" style:font-weight-complex="bold"/>
    </style:style>
    <style:style style:name="T24" style:family="text">
      <style:text-properties fo:font-weight="bold" officeooo:rsid="006d0aae" style:font-weight-asian="bold" style:font-weight-complex="bold"/>
    </style:style>
    <style:style style:name="T25" style:family="text">
      <style:text-properties fo:font-weight="bold" officeooo:rsid="004b8411" style:font-weight-asian="bold" style:font-weight-complex="bold"/>
    </style:style>
    <style:style style:name="T26" style:family="text">
      <style:text-properties fo:font-weight="bold" officeooo:rsid="004ccff2" style:font-weight-asian="bold" style:font-weight-complex="bold"/>
    </style:style>
    <style:style style:name="T27" style:family="text">
      <style:text-properties fo:font-weight="bold" officeooo:rsid="00523576" style:font-weight-asian="bold" style:font-weight-complex="bold"/>
    </style:style>
    <style:style style:name="T28" style:family="text">
      <style:text-properties fo:font-weight="bold" officeooo:rsid="00582394" style:font-weight-asian="bold" style:font-weight-complex="bold"/>
    </style:style>
    <style:style style:name="T29" style:family="text">
      <style:text-properties fo:font-weight="bold" officeooo:rsid="0059afb5" style:font-weight-asian="bold" style:font-weight-complex="bold"/>
    </style:style>
    <style:style style:name="T30" style:family="text">
      <style:text-properties fo:font-weight="bold" officeooo:rsid="00920c38" style:font-weight-asian="bold" style:font-weight-complex="bold"/>
    </style:style>
    <style:style style:name="T31" style:family="text">
      <style:text-properties fo:font-weight="bold" officeooo:rsid="00a60a2e" style:font-weight-asian="bold" style:font-weight-complex="bold"/>
    </style:style>
    <style:style style:name="T32" style:family="text">
      <style:text-properties fo:font-weight="bold" officeooo:rsid="00a69044" style:font-weight-asian="bold" style:font-weight-complex="bold"/>
    </style:style>
    <style:style style:name="T33" style:family="text">
      <style:text-properties fo:font-weight="bold" officeooo:rsid="00a658f2" style:font-weight-asian="bold" style:font-weight-complex="bold"/>
    </style:style>
    <style:style style:name="T34" style:family="text">
      <style:text-properties fo:font-weight="bold" officeooo:rsid="00904435" style:font-weight-asian="bold" style:font-weight-complex="bold"/>
    </style:style>
    <style:style style:name="T35" style:family="text">
      <style:text-properties fo:font-weight="bold" officeooo:rsid="00913dd0" style:font-weight-asian="bold" style:font-weight-complex="bold"/>
    </style:style>
    <style:style style:name="T36" style:family="text">
      <style:text-properties fo:font-weight="bold" officeooo:rsid="0093ef6f" style:font-weight-asian="bold" style:font-weight-complex="bold"/>
    </style:style>
    <style:style style:name="T37" style:family="text">
      <style:text-properties fo:font-weight="bold" officeooo:rsid="0095c643" style:font-weight-asian="bold" style:font-weight-complex="bold"/>
    </style:style>
    <style:style style:name="T38" style:family="text">
      <style:text-properties fo:font-weight="bold" officeooo:rsid="0098616e" style:font-weight-asian="bold" style:font-weight-complex="bold"/>
    </style:style>
    <style:style style:name="T39" style:family="text">
      <style:text-properties fo:font-weight="bold" officeooo:rsid="00a24922" style:font-weight-asian="bold" style:font-weight-complex="bold"/>
    </style:style>
    <style:style style:name="T40" style:family="text">
      <style:text-properties fo:font-weight="bold" officeooo:rsid="0089ffad" style:font-weight-asian="bold" style:font-weight-complex="bold"/>
    </style:style>
    <style:style style:name="T41" style:family="text">
      <style:text-properties fo:font-weight="bold" style:font-name-asian="Calibri" style:font-weight-asian="bold" style:font-name-complex="Calibri"/>
    </style:style>
    <style:style style:name="T42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43" style:family="text">
      <style:text-properties officeooo:rsid="007bafdf"/>
    </style:style>
    <style:style style:name="T44" style:family="text">
      <style:text-properties officeooo:rsid="0039d2a4"/>
    </style:style>
    <style:style style:name="T45" style:family="text">
      <style:text-properties officeooo:rsid="0086bf69"/>
    </style:style>
    <style:style style:name="T46" style:family="text">
      <style:text-properties officeooo:rsid="00652bf5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51ae0" style:font-weight-asian="normal" style:font-weight-complex="normal"/>
    </style:style>
    <style:style style:name="T49" style:family="text">
      <style:text-properties fo:font-weight="normal" officeooo:rsid="005bae67" style:font-weight-asian="normal" style:font-weight-complex="normal"/>
    </style:style>
    <style:style style:name="T50" style:family="text">
      <style:text-properties fo:font-weight="normal" officeooo:rsid="00a60a2e" style:font-weight-asian="normal" style:font-weight-complex="normal"/>
    </style:style>
    <style:style style:name="T51" style:family="text">
      <style:text-properties fo:font-weight="normal" officeooo:rsid="00a658f2" style:font-weight-asian="normal" style:font-weight-complex="normal"/>
    </style:style>
    <style:style style:name="T52" style:family="text">
      <style:text-properties officeooo:rsid="005da59f"/>
    </style:style>
    <style:style style:name="T53" style:family="text">
      <style:text-properties officeooo:rsid="0065cefe"/>
    </style:style>
    <style:style style:name="T54" style:family="text">
      <style:text-properties officeooo:rsid="005f9d7f"/>
    </style:style>
    <style:style style:name="T55" style:family="text">
      <style:text-properties officeooo:rsid="00705081"/>
    </style:style>
    <style:style style:name="T56" style:family="text">
      <style:text-properties officeooo:rsid="007690a6"/>
    </style:style>
    <style:style style:name="T57" style:family="text">
      <style:text-properties officeooo:rsid="0078df66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bold" style:font-weight-asian="bold" style:font-weight-complex="bold"/>
    </style:style>
    <style:style style:name="T60" style:family="text">
      <style:text-properties fo:language="en" fo:country="US" fo:font-weight="bold" officeooo:rsid="007f9b4a" style:font-weight-asian="bold" style:font-weight-complex="bold"/>
    </style:style>
    <style:style style:name="T61" style:family="text">
      <style:text-properties fo:language="en" fo:country="US" fo:font-weight="bold" officeooo:rsid="009a5be8" style:font-weight-asian="bold" style:font-weight-complex="bold"/>
    </style:style>
    <style:style style:name="T62" style:family="text">
      <style:text-properties fo:language="en" fo:country="US" fo:font-weight="bold" officeooo:rsid="00913dd0" style:font-weight-asian="bold" style:font-weight-complex="bold"/>
    </style:style>
    <style:style style:name="T63" style:family="text">
      <style:text-properties fo:language="en" fo:country="US" officeooo:rsid="008e9390"/>
    </style:style>
    <style:style style:name="T64" style:family="text">
      <style:text-properties fo:language="en" fo:country="US" officeooo:rsid="00234b8f"/>
    </style:style>
    <style:style style:name="T65" style:family="text">
      <style:text-properties fo:language="en" fo:country="US" fo:font-weight="normal" officeooo:rsid="009a5be8" style:font-weight-asian="normal" style:font-weight-complex="normal"/>
    </style:style>
    <style:style style:name="T66" style:family="text">
      <style:text-properties fo:language="en" fo:country="US" fo:font-weight="normal" officeooo:rsid="00913dd0" style:font-weight-asian="normal" style:font-weight-complex="normal"/>
    </style:style>
    <style:style style:name="T67" style:family="text">
      <style:text-properties officeooo:rsid="007ffa5f"/>
    </style:style>
    <style:style style:name="T68" style:family="text">
      <style:text-properties fo:language="uk" fo:country="UA"/>
    </style:style>
    <style:style style:name="T69" style:family="text">
      <style:text-properties fo:language="uk" fo:country="UA" officeooo:rsid="00234b8f"/>
    </style:style>
    <style:style style:name="T70" style:family="text">
      <style:text-properties officeooo:rsid="009b406b"/>
    </style:style>
    <style:style style:name="T71" style:family="text">
      <style:text-properties style:use-window-font-color="true" loext:opacity="0%" fo:language="en" fo:country="US"/>
    </style:style>
    <style:style style:name="T72" style:family="text">
      <style:text-properties style:use-window-font-color="true" loext:opacity="0%" fo:language="en" fo:country="US" fo:font-weight="bold" style:font-weight-asian="bold" style:font-weight-complex="bold"/>
    </style:style>
    <style:style style:name="T73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74" style:family="text">
      <style:text-properties style:use-window-font-color="true" loext:opacity="0%" fo:language="en" fo:country="US" officeooo:rsid="00aa0232"/>
    </style:style>
    <style:style style:name="T75" style:family="text">
      <style:text-properties style:use-window-font-color="true" loext:opacity="0%" fo:language="en" fo:country="US" officeooo:rsid="00b0017e"/>
    </style:style>
    <style:style style:name="T76" style:family="text">
      <style:text-properties style:use-window-font-color="true" loext:opacity="0%" fo:language="en" fo:country="US" officeooo:rsid="00a7619f"/>
    </style:style>
    <style:style style:name="T77" style:family="text">
      <style:text-properties style:use-window-font-color="true" loext:opacity="0%" fo:language="en" fo:country="US" officeooo:rsid="00b25de2"/>
    </style:style>
    <style:style style:name="T78" style:family="text">
      <style:text-properties officeooo:rsid="00170cfa"/>
    </style:style>
    <style:style style:name="T79" style:family="text">
      <style:text-properties officeooo:rsid="0013cd08"/>
    </style:style>
    <style:style style:name="T80" style:family="text">
      <style:text-properties officeooo:rsid="00238c17"/>
    </style:style>
    <style:style style:name="T81" style:family="text">
      <style:text-properties officeooo:rsid="0017c9af"/>
    </style:style>
    <style:style style:name="T82" style:family="text">
      <style:text-properties officeooo:rsid="001bf6ca"/>
    </style:style>
    <style:style style:name="T83" style:family="text">
      <style:text-properties officeooo:rsid="001c238d"/>
    </style:style>
    <style:style style:name="T84" style:family="text">
      <style:text-properties officeooo:rsid="0026678d"/>
    </style:style>
    <style:style style:name="T85" style:family="text">
      <style:text-properties officeooo:rsid="00224a2c"/>
    </style:style>
    <style:style style:name="T86" style:family="text">
      <style:text-properties officeooo:rsid="001cfcd5"/>
    </style:style>
    <style:style style:name="T87" style:family="text">
      <style:text-properties officeooo:rsid="00235c7e"/>
    </style:style>
    <style:style style:name="T88" style:family="text">
      <style:text-properties officeooo:rsid="00419da1"/>
    </style:style>
    <style:style style:name="T89" style:family="text">
      <style:text-properties officeooo:rsid="003e18ee"/>
    </style:style>
    <style:style style:name="T90" style:family="text">
      <style:text-properties officeooo:rsid="004097e5"/>
    </style:style>
    <style:style style:name="T91" style:family="text">
      <style:text-properties officeooo:rsid="003f1799"/>
    </style:style>
    <style:style style:name="T92" style:family="text">
      <style:text-properties officeooo:rsid="00414e82"/>
    </style:style>
    <style:style style:name="T93" style:family="text">
      <style:text-properties officeooo:rsid="0041018c"/>
    </style:style>
    <style:style style:name="T94" style:family="text">
      <style:text-properties officeooo:rsid="00353d6c"/>
    </style:style>
    <style:style style:name="T95" style:family="text">
      <style:text-properties officeooo:rsid="0031e53e"/>
    </style:style>
    <style:style style:name="T96" style:family="text">
      <style:text-properties officeooo:rsid="0033b3e1"/>
    </style:style>
    <style:style style:name="T97" style:family="text">
      <style:text-properties officeooo:rsid="0036a647"/>
    </style:style>
    <style:style style:name="T98" style:family="text">
      <style:text-properties officeooo:rsid="00467821"/>
    </style:style>
    <style:style style:name="T99" style:family="text">
      <style:text-properties officeooo:rsid="006d0aae"/>
    </style:style>
    <style:style style:name="T100" style:family="text">
      <style:text-properties officeooo:rsid="002d94d1"/>
    </style:style>
    <style:style style:name="T101" style:family="text">
      <style:text-properties officeooo:rsid="004b8411"/>
    </style:style>
    <style:style style:name="T102" style:family="text">
      <style:text-properties officeooo:rsid="004ccff2"/>
    </style:style>
    <style:style style:name="T103" style:family="text">
      <style:text-properties officeooo:rsid="00523576"/>
    </style:style>
    <style:style style:name="T104" style:family="text">
      <style:text-properties officeooo:rsid="00582394"/>
    </style:style>
    <style:style style:name="T105" style:family="text">
      <style:text-properties officeooo:rsid="0059afb5"/>
    </style:style>
    <style:style style:name="T106" style:family="text">
      <style:text-properties officeooo:rsid="0053d339"/>
    </style:style>
    <style:style style:name="T107" style:family="text">
      <style:text-properties officeooo:rsid="0056827d"/>
    </style:style>
    <style:style style:name="T108" style:family="text">
      <style:text-properties officeooo:rsid="004f449b"/>
    </style:style>
    <style:style style:name="T109" style:family="text">
      <style:text-properties officeooo:rsid="00511592"/>
    </style:style>
    <style:style style:name="T110" style:family="text">
      <style:text-properties officeooo:rsid="0084f005"/>
    </style:style>
    <style:style style:name="T111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12" style:family="text">
      <style:text-properties style:font-name-asian="Calibri" style:font-name-complex="Calibri"/>
    </style:style>
    <style:style style:name="T113" style:family="text">
      <style:text-properties officeooo:rsid="0089ffad" style:font-name-asian="Calibri" style:font-name-complex="Calibri"/>
    </style:style>
    <style:style style:name="T114" style:family="text">
      <style:text-properties officeooo:rsid="008b4893" style:font-name-asian="Calibri" style:font-name-complex="Calibri"/>
    </style:style>
    <style:style style:name="T115" style:family="text">
      <style:text-properties officeooo:rsid="0089c5bb" style:font-name-asian="Calibri" style:font-name-complex="Calibri"/>
    </style:style>
    <style:style style:name="T116" style:family="text">
      <style:text-properties officeooo:rsid="00904435"/>
    </style:style>
    <style:style style:name="T117" style:family="text">
      <style:text-properties officeooo:rsid="00920c38"/>
    </style:style>
    <style:style style:name="T118" style:family="text">
      <style:text-properties officeooo:rsid="00913dd0"/>
    </style:style>
    <style:style style:name="T119" style:family="text">
      <style:text-properties officeooo:rsid="00927d14"/>
    </style:style>
    <style:style style:name="T120" style:family="text">
      <style:text-properties officeooo:rsid="0093ef6f"/>
    </style:style>
    <style:style style:name="T121" style:family="text">
      <style:text-properties officeooo:rsid="00a60a2e"/>
    </style:style>
    <style:style style:name="T122" style:family="text">
      <style:text-properties officeooo:rsid="00a69044"/>
    </style:style>
    <style:style style:name="T123" style:family="text">
      <style:text-properties officeooo:rsid="0094f5a5"/>
    </style:style>
    <style:style style:name="T124" style:family="text">
      <style:text-properties officeooo:rsid="0098616e"/>
    </style:style>
    <style:style style:name="T125" style:family="text">
      <style:text-properties officeooo:rsid="0095c643"/>
    </style:style>
    <style:style style:name="T126" style:family="text">
      <style:text-properties officeooo:rsid="0096dc90"/>
    </style:style>
    <style:style style:name="T127" style:family="text">
      <style:text-properties officeooo:rsid="009cf0d3"/>
    </style:style>
    <style:style style:name="T128" style:family="text">
      <style:text-properties officeooo:rsid="009dbc0f"/>
    </style:style>
    <style:style style:name="T129" style:family="text">
      <style:text-properties officeooo:rsid="009feebc"/>
    </style:style>
    <style:style style:name="T130" style:family="text">
      <style:text-properties officeooo:rsid="00a06fd4"/>
    </style:style>
    <style:style style:name="T131" style:family="text">
      <style:text-properties officeooo:rsid="00a156a1"/>
    </style:style>
    <style:style style:name="T132" style:family="text">
      <style:text-properties officeooo:rsid="00a24922"/>
    </style:style>
    <style:style style:name="T133" style:family="text">
      <style:text-properties officeooo:rsid="0089ffad"/>
    </style:style>
    <style:style style:name="T134" style:family="text">
      <style:text-properties officeooo:rsid="008b4893"/>
    </style:style>
    <style:style style:name="T135" style:family="text">
      <style:text-properties officeooo:rsid="008d8c1a"/>
    </style:style>
    <style:style style:name="T136" style:family="text">
      <style:text-properties fo:font-size="14pt" fo:font-weight="bold" style:font-name-asian="Calibri" style:font-size-asian="14pt" style:font-weight-asian="bold" style:font-name-complex="Calibri"/>
    </style:style>
    <style:style style:name="T137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38" style:family="text">
      <style:text-properties officeooo:rsid="000bc0fa"/>
    </style:style>
    <style:style style:name="T139" style:family="text">
      <style:text-properties officeooo:rsid="000e8785"/>
    </style:style>
    <style:style style:name="T140" style:family="text">
      <style:text-properties officeooo:rsid="000cc3c6"/>
    </style:style>
    <style:style style:name="T141" style:family="text">
      <style:text-properties officeooo:rsid="00112b3c"/>
    </style:style>
    <style:style style:name="T142" style:family="text">
      <style:text-properties officeooo:rsid="001262ff"/>
    </style:style>
    <style:style style:name="T143" style:family="text">
      <style:text-properties officeooo:rsid="00b9469d"/>
    </style:style>
    <style:style style:name="T144" style:family="text">
      <style:text-properties officeooo:rsid="00b99c32"/>
    </style:style>
    <style:style style:name="T145" style:family="text">
      <style:text-properties officeooo:rsid="00b9a3aa"/>
    </style:style>
    <style:style style:name="T146" style:family="text">
      <style:text-properties officeooo:rsid="00ba2d03"/>
    </style:style>
    <style:style style:name="T147" style:family="text">
      <style:text-properties officeooo:rsid="00bb91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0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1">File </text:span>/<text:span text:style-name="T11">etc/ssh/sshd_config has property: AllowUsers user1 user2 user3</text:span></text:p>
      <text:p text:style-name="P7"><text:tab/><text:span text:style-name="T12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58">List env. vars?? <text:span text:style-name="T13">curl?? networking?? </text:span><text:span text:style-name="T14">tar zip?? logs</text:span></text:p>
      <text:p text:style-name="P158"/>
      <text:p text:style-name="P162">Interactive login shell – when connect via ssh.</text:p>
      <text:p text:style-name="P162"><text:span text:style-name="T143">Bash </text:span><text:span text:style-name="T144">executes</text:span><text:span text:style-name="T143"> /etc/profile. </text:span><text:span text:style-name="T144">Then executes first found among:</text:span><text:span text:style-name="T143"> ~/.bash_profile, ~/.bash_login, ~/.profile</text:span></text:p>
      <text:p text:style-name="P161"/>
      <text:p text:style-name="P163">Interactive non-login <text:span text:style-name="T143">shell </text:span>– when open terminal window.</text:p>
      <text:p text:style-name="P163"><text:span text:style-name="T143">Bash executes only ~/.bashrc.</text:span></text:p>
      <text:p text:style-name="P164">Usually, ~/.bash_profile and ~/.profile invoke ~/.bashrc, that is why it is also executed on login.</text:p>
      <text:p text:style-name="P161"/>
      <text:p text:style-name="P160">/<text:span text:style-name="T144">etc/bash.bashrc – like ~/.bashrc but for all users. Is not invoked automatically – good practice is to invoke it from ~/.bashrc</text:span></text:p>
      <text:p text:style-name="P160"/>
      <text:p text:style-name="P160">/etc/skel/.bashrc – <text:span text:style-name="T147">template of ~/.bashrc, simply copied to home while user creation.</text:span></text:p>
      <text:p text:style-name="P160"/>
      <text:p text:style-name="P159">export PATH=”$PATH:the/file/path” – <text:span text:style-name="T146">need “”?</text:span></text:p>
      <text:p text:style-name="P159">env VAR1="value" command_to_run command_options</text:p>
      <text:h text:style-name="P154" text:outline-level="1">Misc commands</text:h>
      <text:p text:style-name="P11">Get default shell of a user:</text:p>
      <text:p text:style-name="P11"><text:tab/>echo $SHELL</text:p>
      <text:p text:style-name="P12"><text:tab/>echo $0 # actually this is 0-th arg., inside .sh-file it gives path to .sh-file</text:p>
      <text:p text:style-name="P12"/>
      <text:p text:style-name="P13">Current distro name – see file <text:span text:style-name="T15">/etc/os-release</text:span></text:p>
      <text:p text:style-name="P42"/>
      <text:p text:style-name="P14">Set default editor, shell, etc</text:p>
      <text:p text:style-name="P42"><text:span text:style-name="T43">Interactively choose app.(“editor” is like category): </text:span>update-alternatives --config editor</text:p>
      <text:p text:style-name="P43">List categories: <text:s/><text:span text:style-name="T44">update-alternatives --</text:span>get-selections</text:p>
      <text:p text:style-name="P43">See alternatives for category: <text:s/><text:span text:style-name="T44">update-alternatives --</text:span>list editor</text:p>
      <text:p text:style-name="P42"/>
      <text:p text:style-name="P44">Get RAM usage</text:p>
      <text:p text:style-name="P52"><text:span text:style-name="T15">htop</text:span> is not always installed, so use <text:span text:style-name="T15">free -m</text:span></text:p>
      <text:p text:style-name="P42"><text:soft-page-break/>-<text:span text:style-name="T45">m means “show in Mbytes”. “available” column is actually un-allocated memory, NOT “free”.</text:span></text:p>
      <text:p text:style-name="P52"><text:span text:style-name="T15">Swap</text:span> is max disk space to be used as RAM if real RAM is over.</text:p>
      <text:p text:style-name="P42"/>
      <text:p text:style-name="P42"><text:span text:style-name="T15">Count words</text:span>/lines : <text:span text:style-name="T15">wc</text:span> <text:span text:style-name="T46">file.txt</text:span> / wc -l <text:span text:style-name="T46">file.txt</text:span></text:p>
      <text:p text:style-name="P42"/>
      <text:p text:style-name="P45">grep</text:p>
      <text:p text:style-name="P46"><text:span text:style-name="T48">Search “some-text” in file: </text:span><text:span text:style-name="T47">grep</text:span> “<text:span text:style-name="T47">s</text:span><text:span text:style-name="T49">ome</text:span><text:span text:style-name="T47">-text” /input/file</text:span></text:p>
      <text:p text:style-name="P53">May work without “” if no spaces.</text:p>
      <text:p text:style-name="P46"><text:span text:style-name="T47">Case <text:s/>sensitive. For </text:span>case insentitive<text:span text:style-name="T47"> add -i</text:span></text:p>
      <text:p text:style-name="P54">To <text:span text:style-name="T15">show lines</text:span> add -n</text:p>
      <text:p text:style-name="P54"><text:span text:style-name="T52">S</text:span>each <text:span text:style-name="T15">in all files</text:span> in current dir: grep some-text <text:span text:style-name="T15">*</text:span></text:p>
      <text:p text:style-name="P55"><text:span text:style-name="T15">Search </text:span>everywhere<text:span text:style-name="T15"> recursively</text:span><text:span text:style-name="T53">(-R to follow links)</text:span>: grep <text:span text:style-name="T15">-r</text:span> some-text /<text:span text:style-name="T54">start</text:span>/dir</text:p>
      <text:p text:style-name="P17">To show only file names: grep <text:span text:style-name="T15">-l</text:span> … /start/dir</text:p>
      <text:p text:style-name="P56"><text:span text:style-name="T15">Stop if found 20</text:span> matches: grep -m 20 …</text:p>
      <text:p text:style-name="P53">Search <text:span text:style-name="T15">word</text:span>: grep -w “word” …</text:p>
      <text:p text:style-name="P57">Search <text:span text:style-name="T15">several</text:span>: grep -e “opt1” -e “opt2” -e “opt3” input.txt</text:p>
      <text:p text:style-name="P58">Show lines <text:span text:style-name="T15">above(-A)/below(-B)/around(-C)</text:span> match: grep -A 2 -B 3 ‘some text’ input.txt</text:p>
      <text:p text:style-name="P59"><text:span text:style-name="T15">Excluding</text:span>: grep -v “don’t be shown” input.txt </text:p>
      <text:p text:style-name="P57"/>
      <text:p text:style-name="P47">chmod</text:p>
      <text:p text:style-name="P60">Apply <text:span text:style-name="T15">to dir</text:span> &amp; <text:span text:style-name="T15">all inside</text:span> recursively: chmod -R 777 /some/dir</text:p>
      <text:p text:style-name="P18">Apply <text:span text:style-name="T15">only to all inside</text:span> recursively(<text:span text:style-name="T15">not to dir</text:span>): chmod 777 /some/dir</text:p>
      <text:p text:style-name="P18">Valid variant: chmod o+rw /some/dir</text:p>
      <text:p text:style-name="P60"/>
      <text:p text:style-name="P61">Change <text:span text:style-name="T15">only group</text:span>: <text:span text:style-name="T15">chown</text:span> :group1 file.txt</text:p>
      <text:p text:style-name="P61"/>
      <text:p text:style-name="P62"><text:span text:style-name="T15">Attributes of file</text:span>.</text:p>
      <text:p text:style-name="P62">File has not only permissions but also attributes</text:p>
      <text:p text:style-name="P63">List attributes: <text:span text:style-name="T15">lsattr</text:span> file.txt</text:p>
      <text:p text:style-name="P63"><text:span text:style-name="T55">Add and remove</text:span> attributes: <text:span text:style-name="T15">chattr</text:span> <text:span text:style-name="T55">+</text:span>i <text:span text:style-name="T55">file.txt </text:span><text:span text:style-name="T16">and</text:span><text:span text:style-name="T55"> chattr -i file.txt</text:span></text:p>
      <text:p text:style-name="P64"><text:span text:style-name="T15">Truncate</text:span> a file to a certain size: <text:span text:style-name="T15">truncate</text:span> -<text:span text:style-name="T56">s 1K file.txt</text:span></text:p>
      <text:p text:style-name="P63"/>
      <text:p text:style-name="P48">find</text:p>
      <text:p text:style-name="P65">find /starting/point ...</text:p>
      <text:p text:style-name="P65">by name<text:span text:style-name="T57">(</text:span><text:span text:style-name="T17">case sensitive</text:span><text:span text:style-name="T57">)</text:span>, allows *: -name “file.txt”</text:p>
      <text:p text:style-name="P66">by name(case insensitive): -iname “...”</text:p>
      <text:p text:style-name="P65">by type, file/dir: -type f/d</text:p>
      <text:p text:style-name="P66">by size(grater/smaller, 1k is not exact value – seem that ‘size on disk’): -size +/-1k</text:p>
      <text:p text:style-name="P66">limit depth(0 – only in /starting/point): -maxdepth 1</text:p>
      <text:p text:style-name="P65">execute with each found; {} subst. result item; + is mandatory end of a command, <text:span text:style-name="T57">alternative ending <text:tab/>is “\;”(not quoted)</text:span>: -exec echo {} +</text:p>
      <text:p text:style-name="P67"/>
      <text:p text:style-name="P15">head/tail</text:p>
      <text:p text:style-name="P68">Show first/last 10 lines in file: <text:span text:style-name="T58">head/tail file.txt</text:span></text:p>
      <text:p text:style-name="P68"><text:span text:style-name="T58">Both have option </text:span><text:span text:style-name="T59">-n 20</text:span><text:span text:style-name="T58"> to show 20 lines. tail has option </text:span><text:span text:style-name="T59">-f</text:span><text:span text:style-name="T58"> to refresh automatically.</text:span></text:p>
      <text:p text:style-name="P68"><text:span text:style-name="T58"/></text:p>
      <text:p text:style-name="P16">Hard/soft links</text:p>
      <text:p text:style-name="P70"><text:soft-page-break/><text:span text:style-name="T59">Hard-link</text:span><text:span text:style-name="T58"> is another reference to inode(structure of file system). If hrd-file.txt is a link to file.txt; then file.txt is removed – hrd-file.txt is still valid, content is NOT removed from file system. </text:span><text:span text:style-name="T63">So hard link is like another ‘entrance’ to a file. Hard links to dirs are not allowed.</text:span></text:p>
      <text:p text:style-name="P70"><text:span text:style-name="T59">Soft-link</text:span><text:span text:style-name="T58"> references a file </text:span><text:span text:style-name="T59">or dir</text:span><text:span text:style-name="T63">(not inode)</text:span><text:span text:style-name="T58">. </text:span><text:span text:style-name="T63">If referenced file is removed – link is not valid.</text:span></text:p>
      <text:p text:style-name="P71"><text:span text:style-name="T58">Create hard link: </text:span><text:span text:style-name="T59">ln</text:span><text:span text:style-name="T58"> file.txt hard-link-name</text:span></text:p>
      <text:p text:style-name="P71"><text:span text:style-name="T58">Create soft link: </text:span><text:span text:style-name="T59">ln -s</text:span><text:span text:style-name="T58"> file.txt soft-link-name</text:span></text:p>
      <text:p text:style-name="P69"><text:span text:style-name="T58"/></text:p>
      <text:h text:style-name="Heading_20_1" text:outline-level="1">Packet manager</text:h>
      <text:h text:style-name="P156" text:outline-level="2"><text:span text:style-name="T67">a</text:span>pt</text:h>
      <text:p text:style-name="P96">Respositories for search are in <text:span text:style-name="T15">/etc/apt/sources.list</text:span><text:span text:style-name="T68">. </text:span><text:span text:style-name="T58">Syntax:</text:span></text:p>
      <text:p text:style-name="P32">{deb | deb-src} {url to repo} {code name of distro} {list of packages}</text:p>
      <text:p text:style-name="P32">list of packages – usually “main”, add(separate by space) “non-free” for non-free packages</text:p>
      <text:p text:style-name="P72"><text:span text:style-name="T58"/></text:p>
      <text:p text:style-name="P19">Update index: apt update</text:p>
      <text:p text:style-name="P19">Install package: apt install pack1 pack2 pack3</text:p>
      <text:p text:style-name="P19"><text:tab/><text:span text:style-name="T70">add ‘--yes’/’-y’ to auto-confirm everything: apt install pack1 pack2 --yes</text:span></text:p>
      <text:p text:style-name="P19">Uninstall package: apt remove pack1</text:p>
      <text:p text:style-name="P20">Search package by keywords(contains any) in name and descr.: apt search keyword1 keyword2</text:p>
      <text:p text:style-name="P20">Search pack that contains phrase: apt search “some phrase”</text:p>
      <text:p text:style-name="P74"><text:span text:style-name="T58">Update packages(to newer version), </text:span><text:span text:style-name="T59">don’t update if some dependency </text:span><text:span text:style-name="T60">should be added/removed</text:span><text:span text:style-name="T58">:</text:span></text:p>
      <text:p text:style-name="P21"><text:tab/>apt upgrade</text:p>
      <text:p text:style-name="P22">to update regardless that use: apt dist-upgrade</text:p>
      <text:p text:style-name="P22"><text:tab/>this belongs to apt-get but works for apt, apt’s equivalent is full-upgrade.</text:p>
      <text:p text:style-name="P9">Download sources?? download without installing??</text:p>
      <text:p text:style-name="P75"><text:span text:style-name="T3"/></text:p>
      <text:h text:style-name="P157" text:outline-level="2">pacman</text:h>
      <text:p text:style-name="P98">Help with command(for example -Q):</text:p>
      <text:p text:style-name="P98"><text:tab/>pacman -Q –help</text:p>
      <text:p text:style-name="P98"/>
      <text:p text:style-name="P99">For <text:span text:style-name="T15">non-verbose output</text:span> – add option ‘q’. For example, to get just names of installed packages(see -Q below):</text:p>
      <text:p text:style-name="P99"><text:tab/>pacman -Qqs part-of-pack-name</text:p>
      <text:p text:style-name="P107"><text:span text:style-name="T71"/></text:p>
      <text:p text:style-name="P107"><text:span text:style-name="T71">Search installed packages, accepts part of a name or regex, </text:span><text:span text:style-name="T72">gives full name and some info</text:span><text:span text:style-name="T71"> about package:</text:span></text:p>
      <text:p text:style-name="P107"><text:span text:style-name="T71"><text:tab/>pacman </text:span><text:span text:style-name="T72">-Qs</text:span><text:span text:style-name="T71"> part-of-pack-name</text:span></text:p>
      <text:p text:style-name="P100">Search packages but in remote repository:</text:p>
      <text:p text:style-name="P107"><text:span text:style-name="T71"><text:tab/>pacman </text:span><text:span text:style-name="T72">-Ss</text:span><text:span text:style-name="T71"> part-of-pack-name</text:span></text:p>
      <text:p text:style-name="P108"><text:span text:style-name="T71"/></text:p>
      <text:p text:style-name="P108"><text:span text:style-name="T71">Get </text:span><text:span text:style-name="T74">more </text:span><text:span text:style-name="T71">information about installed package:</text:span></text:p>
      <text:p text:style-name="P108"><text:span text:style-name="T71"><text:tab/>pacman </text:span><text:span text:style-name="T72">-Qi</text:span><text:span text:style-name="T71"> pack-name</text:span></text:p>
      <text:p text:style-name="P100">Get more info about package, but from remote</text:p>
      <text:p text:style-name="P107"><text:soft-page-break/><text:span text:style-name="T71"><text:tab/>pacman </text:span><text:span text:style-name="T72">-Si</text:span><text:span text:style-name="T71"> pack-name</text:span></text:p>
      <text:p text:style-name="P107"><text:span text:style-name="T71"/></text:p>
      <text:p text:style-name="P101">Get a list of installed files of a package:</text:p>
      <text:p text:style-name="P107"><text:span text:style-name="T71"><text:tab/>pacman </text:span><text:span text:style-name="T72">-Ql</text:span><text:span text:style-name="T71"> pack-name</text:span></text:p>
      <text:p text:style-name="P101">Get a list of files, which will be installed after package installation from remote:</text:p>
      <text:p text:style-name="P107"><text:span text:style-name="T71"><text:tab/>pacman </text:span><text:span text:style-name="T72">-Fl</text:span><text:span text:style-name="T71"> pack-name</text:span></text:p>
      <text:p text:style-name="P101">Verify, that all files of installed package exist:</text:p>
      <text:p text:style-name="P109"><text:span text:style-name="T71"><text:tab/>pacman </text:span><text:span text:style-name="T72">-Qk</text:span><text:span text:style-name="T71"> pack-name</text:span></text:p>
      <text:p text:style-name="P109"><text:span text:style-name="T75">Get</text:span><text:span text:style-name="T71"> to which package a file in the file system belongs to:</text:span></text:p>
      <text:p text:style-name="P109"><text:span text:style-name="T71"><text:tab/>pacman </text:span><text:span text:style-name="T72">-Qo</text:span><text:span text:style-name="T71"> /path/to/file</text:span></text:p>
      <text:p text:style-name="P110"><text:span text:style-name="T71"/></text:p>
      <text:p text:style-name="P97">Install package or package group:</text:p>
      <text:p text:style-name="P110"><text:span text:style-name="T71"><text:tab/>pacman </text:span><text:span text:style-name="T72">-S</text:span><text:span text:style-name="T71"> pack-name</text:span></text:p>
      <text:p text:style-name="P110"><text:span text:style-name="T71"/></text:p>
      <text:p text:style-name="P111"><text:span text:style-name="T71">Remove </text:span><text:span text:style-name="T76">single </text:span><text:span text:style-name="T71">package </text:span><text:span text:style-name="T76">but leave it’s deps.</text:span><text:span text:style-name="T71">:</text:span></text:p>
      <text:p text:style-name="P111"><text:span text:style-name="T76"><text:tab/>pacman </text:span><text:span text:style-name="T73">-R</text:span><text:span text:style-name="T76"> pack-name</text:span></text:p>
      <text:p text:style-name="P102">Remove package and dependencies, which are not required for other installed packages:</text:p>
      <text:p text:style-name="P112"><text:span text:style-name="T71"><text:tab/>pacman -R</text:span><text:span text:style-name="T72">s</text:span><text:span text:style-name="T71"> pack-name</text:span></text:p>
      <text:p text:style-name="P103">Remove pack. and other packs. which depend on it:</text:p>
      <text:p text:style-name="P113"><text:span text:style-name="T71"><text:tab/>pacman -R</text:span><text:span text:style-name="T72">c</text:span><text:span text:style-name="T71"> pack-name</text:span></text:p>
      <text:p text:style-name="P113"><text:span text:style-name="T71"/></text:p>
      <text:p text:style-name="P104">Update system; pacman supports only full system update:</text:p>
      <text:p text:style-name="P114"><text:span text:style-name="T71"><text:tab/>pacman </text:span><text:span text:style-name="T72">-Syu</text:span></text:p>
      <text:p text:style-name="P114"><text:span text:style-name="T72"/></text:p>
      <text:p text:style-name="P76"><text:span text:style-name="T71">To list all packages </text:span><text:span text:style-name="T77">which are </text:span><text:span text:style-name="T71">no longer required as dependencies (orphans):</text:span></text:p>
      <text:p text:style-name="P76"><text:span text:style-name="T71"><text:tab/>$ pacman </text:span><text:span text:style-name="T72">-Qdt</text:span></text:p>
      <text:p text:style-name="P105">Remove orphans:</text:p>
      <text:p text:style-name="P105"><text:tab/>pacman -Qdtq | sudo pacman -Rns -</text:p>
      <text:p text:style-name="P73"><text:span text:style-name="T58"/></text:p>
      <text:h text:style-name="Heading_20_1" text:outline-level="1">Linux “initializer process”, <text:span text:style-name="T78">systemd</text:span></text:h>
      <text:p text:style-name="P4"><text:span text:style-name="T78">Historically: </text:span>SysVinit → OpenRC → systemd</text:p>
      <text:p text:style-name="P3">/<text:span text:style-name="T79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80">Physically a collection of links to unit-files inside .../some.target.wants/ dirrectory</text:span></text:p>
      <text:p text:style-name="P5"/>
      <text:p text:style-name="P49">Interaction with systemd is via systemctl command.</text:p>
      <text:p text:style-name="P115"><text:span text:style-name="T15">Reread configs</text:span>(in case you changed smth.):</text:p>
      <text:p text:style-name="P116"><text:tab/>systemctl daemon-reload</text:p>
      <text:p text:style-name="P116"/>
      <text:p text:style-name="P116"><text:soft-page-break/><text:span text:style-name="T18">Check/c</text:span><text:span text:style-name="T15">ontrol service</text:span>, .<text:span text:style-name="T81">service extension is not mandatory – presumed by default</text:span>:</text:p>
      <text:p text:style-name="P116"><text:tab/>systemctl status/start/stop/restart some-service <text:span text:style-name="T4">reload????</text:span></text:p>
      <text:p text:style-name="P116"/>
      <text:p text:style-name="P117"><text:span text:style-name="T15">Enable/disable</text:span> – to start after boot or not. <text:span text:style-name="T80">Actually adds a link to this file inside …/some.target.wants/(in this case WantedBy=some.target - see unit-file structure)</text:span>:</text:p>
      <text:p text:style-name="P117"><text:tab/>systemctl enable/disable service-name</text:p>
      <text:p text:style-name="P117"/>
      <text:p text:style-name="P118"><text:span text:style-name="T15">Editing</text:span>. <text:span text:style-name="T82">Changes</text:span><text:span text:style-name="T83">(only changes, effective config. is retrieved by merging)</text:span><text:span text:style-name="T82"> will be saved in /etc/systemd/system/some-service.service</text:span><text:span text:style-name="T19">.d</text:span><text:span text:style-name="T82">/override.conf</text:span>:</text:p>
      <text:p text:style-name="P118"><text:tab/>systemctl edit serice-name</text:p>
      <text:p text:style-name="P118"/>
      <text:p text:style-name="P119"><text:span text:style-name="T5">How to see effective config??</text:span>, there is some systemd-delta</text:p>
      <text:p text:style-name="P119"/>
      <text:h text:style-name="Heading_20_2" text:outline-level="2">Substitution inside unit-files</text:h>
      <text:p text:style-name="P121">If name of a file is like “<text:a xlink:type="simple" xlink:href="mailto:server@123.service" text:style-name="Internet_20_link" text:visited-style-name="Visited_20_Internet_20_Link">server@123.service</text:a>”, than <text:span text:style-name="T15">%p</text:span> inside file is replaced by “server”, <text:span text:style-name="T15">%i</text:span> – by “123”, <text:span text:style-name="T15">%</text:span><text:span text:style-name="T20">n</text:span><text:span text:style-name="T84"> – by full name “server@123.service”.</text:span></text:p>
      <text:p text:style-name="P121"><text:span text:style-name="T15">%H</text:span>(yes, capital) is replaced by hostname.</text:p>
      <text:p text:style-name="P118"/>
      <text:h text:style-name="Heading_20_2" text:outline-level="2">Unit file for service</text:h>
      <text:p text:style-name="P122">[Unit]</text:p>
      <text:p text:style-name="P122">Description=Short description of some-service</text:p>
      <text:p text:style-name="P123">Requires=<text:span text:style-name="T85">other</text:span>.service</text:p>
      <text:p text:style-name="P123">After=<text:span text:style-name="T85">other</text:span>.service, <text:span text:style-name="T84">some.target</text:span> <text:span text:style-name="T85"># this will start after other.service, </text:span><text:span text:style-name="T6">what for Requires=???</text:span></text:p>
      <text:p text:style-name="P122"/>
      <text:p text:style-name="P122">[Service]</text:p>
      <text:p text:style-name="P122">Type=notify # some general type???</text:p>
      <text:p text:style-name="P122">Environment=LANG=C # <text:span text:style-name="T86">environment variable, value may be inside quotes, add more Environment= <text:tab/>for more variables</text:span></text:p>
      <text:p text:style-name="P119">EnvironmentFile=/path/to/file # contains var-name=var-value lines</text:p>
      <text:p text:style-name="P120">ExecStartPre/ExecStartP<text:span text:style-name="T87">ost= # command before/after start</text:span></text:p>
      <text:p text:style-name="P122">ExecStart= # a command to start</text:p>
      <text:p text:style-name="P122">ExecReload= # reload is re-read own configs – not full restart</text:p>
      <text:p text:style-name="P124">ExecStop= # command to stop, also is executed when service fails</text:p>
      <text:p text:style-name="P124">ExecSt<text:span text:style-name="T87">opPost= # command after stop</text:span></text:p>
      <text:p text:style-name="P124">RestartSec<text:span text:style-name="T69">=60 </text:span><text:span text:style-name="T64"># delay before starting again, prevents continues restarts in case of broken service</text:span></text:p>
      <text:p text:style-name="P122">KillSignal=SIGWINCH <text:span text:style-name="T85"># </text:span><text:span text:style-name="T6">may conflict with ExecStop??</text:span></text:p>
      <text:p text:style-name="P122">KillMode=mixed</text:p>
      <text:p text:style-name="P122">PrivateTmp=true</text:p>
      <text:p text:style-name="P122">OOMPolicy=continue</text:p>
      <text:p text:style-name="P122"/>
      <text:p text:style-name="P122">[Install]</text:p>
      <text:p text:style-name="P122">WantedBy=multi-user.target <text:span text:style-name="T85"># unit will be a part of this target</text:span></text:p>
      <text:p text:style-name="P122"/>
      <text:h text:style-name="Heading_20_2" text:outline-level="2"><text:soft-page-break/>Some targets</text:h>
      <text:p text:style-name="P125">final.target – shut down of a system, use to create shut-down hooks</text:p>
      <text:p text:style-name="P126">timers.target – use when create timer</text:p>
      <text:p text:style-name="P125"/>
      <text:h text:style-name="Heading_20_1" text:outline-level="1">User management</text:h>
      <text:p text:style-name="P77">Existing users <text:span text:style-name="T88">are in file</text:span> /etc/passwd. <text:span text:style-name="T88">It’s strcuture:</text:span></text:p>
      <text:p text:style-name="P78">{user name}:{password}:{<text:span text:style-name="T15">uid</text:span>}:{<text:span text:style-name="T15">gid</text:span>}:{user info field}:{homedir}:{shell}</text:p>
      <text:p text:style-name="P78">user info field – see gecos??,</text:p>
      <text:p text:style-name="P78">password - it’s encripted nowadays so value is ‘x’</text:p>
      <text:p text:style-name="P78">uid - user ID</text:p>
      <text:p text:style-name="P78">gid - group ID</text:p>
      <text:p text:style-name="P78">homedir – path to dir, may be empty(nothing between ‘:’)</text:p>
      <text:p text:style-name="P79">shell – path to shell. If user is not meant to login put /usr/sbin/nologin or /sbin/nologin depending on distro. Putting /bin/false also prevents login but without friendly message.</text:p>
      <text:p text:style-name="P77"/>
      <text:p text:style-name="P80">Add user: <text:span text:style-name="T15">useradd</text:span> somebody</text:p>
      <text:p text:style-name="P81">This may NOT create homedir, <text:span text:style-name="T89">user will NOT have a password. </text:span>Check file <text:span text:style-name="T15">/etc/default/useradd</text:span> to see how command works on your distro.</text:p>
      <text:p text:style-name="P81">-<text:span text:style-name="T90">r create system user</text:span></text:p>
      <text:p text:style-name="P81">-<text:span text:style-name="T91">m create homedir</text:span><text:span text:style-name="T92">(may be used with -d below)</text:span></text:p>
      <text:p text:style-name="P81">-<text:span text:style-name="T91">d </text:span><text:span text:style-name="T93">{PATH}</text:span><text:span text:style-name="T91"> define path to homedir(it may </text:span><text:span text:style-name="T92">NOT</text:span><text:span text:style-name="T91"> exist and will NOT be created by this flag).</text:span></text:p>
      <text:p text:style-name="P81"/>
      <text:p text:style-name="P82">Set/change password(modify own passw. if no agr.): <text:span text:style-name="T15">passwd</text:span> somebody</text:p>
      <text:p text:style-name="P83"/>
      <text:p text:style-name="P86">Delete user: <text:span text:style-name="T15">userdel</text:span> somebody</text:p>
      <text:p text:style-name="P86">Does NOT delete homedir by default, <text:span text:style-name="T15">add -r</text:span> to do this.</text:p>
      <text:p text:style-name="P86"/>
      <text:p text:style-name="P84">List groups of a user<text:span text:style-name="T94">(no arg. to see for current user)</text:span>: <text:span text:style-name="T15">groups</text:span> somebody</text:p>
      <text:p text:style-name="P84"/>
      <text:p text:style-name="P84">Add user to a group<text:span text:style-name="T95">(</text:span><text:span text:style-name="T21">re-login to take effect</text:span><text:span text:style-name="T95">)</text:span>: <text:span text:style-name="T15">usermod</text:span> -aG group1,group2 so<text:span text:style-name="T94">m</text:span>ebody</text:p>
      <text:p text:style-name="P84"/>
      <text:p text:style-name="P87"><text:span text:style-name="T94">S</text:span><text:span text:style-name="T96">et </text:span><text:span text:style-name="T7">primary??</text:span><text:span text:style-name="T96"> </text:span><text:span text:style-name="T94">user’s </text:span><text:span text:style-name="T96">group</text:span><text:span text:style-name="T97">(</text:span><text:span text:style-name="T22">files in homedir will be own by group2</text:span><text:span text:style-name="T97">, ownership of the rest should be changed manually): </text:span><text:span text:style-name="T94">usermod -g group2 somebody</text:span></text:p>
      <text:p text:style-name="P89"/>
      <text:p text:style-name="P89">Set user’s home dir<text:span text:style-name="T97">(</text:span>-m moves content of a current home<text:span text:style-name="T97">)</text:span>: usermod -d /new/home -m somebody</text:p>
      <text:p text:style-name="P89"/>
      <text:p text:style-name="P88"><text:span text:style-name="T15">usermod</text:span> also allow to change login/name(-l), lock/unlock (-L/-U), set expiration(-e), <text:span text:style-name="T94">set shell(-s)</text:span></text:p>
      <text:p text:style-name="P50"/>
      <text:p text:style-name="P51">Expiration of user and password</text:p>
      <text:p text:style-name="P90">Under the hood uses info from file <text:span text:style-name="T15">/etc/shadow</text:span>.</text:p>
      <text:p text:style-name="P127">Get info about somebody: <text:span text:style-name="T15">chage</text:span> -l somebody</text:p>
      <text:p text:style-name="P127">Set user expiration(will it be auto removed??): chage -E 2020-01-01 somebody</text:p>
      <text:p text:style-name="P128">Set user never to expire chage -E <text:span text:style-name="T15">-1</text:span> somebody</text:p>
      <text:p text:style-name="P127">Set passwd expiration is 33 days: chage -M 33 somebody</text:p>
      <text:p text:style-name="P128">Set passwd never to expire: chage -M <text:span text:style-name="T15">-1</text:span> somebody</text:p>
      <text:p text:style-name="P128">Set 10 days between passwd change(not to allow everyday change): chage -m 10 somebody</text:p>
      <text:p text:style-name="P128"><text:soft-page-break/>Lock/unlock user: <text:span text:style-name="T15">passwd</text:span> -l/-u somebody</text:p>
      <text:p text:style-name="P128"/>
      <text:h text:style-name="Heading_20_1" text:outline-level="1">Group management</text:h>
      <text:p text:style-name="P91">List of existing groups are in file <text:span text:style-name="T15">/etc/group</text:span>.It’s structure:</text:p>
      <text:p text:style-name="P91">{group name}:{password}:{<text:span text:style-name="T15">gid</text:span>}:{list of members, ,-separated}</text:p>
      <text:p text:style-name="P91">password – group passwords are not used nowadays, moreover they are encripted, so value here is ‘x’.</text:p>
      <text:p text:style-name="P91">gid – group ID</text:p>
      <text:p text:style-name="P91"/>
      <text:p text:style-name="P85">Add group: <text:span text:style-name="T15">groupadd</text:span> group1</text:p>
      <text:p text:style-name="P92"><text:span text:style-name="T98">Delete</text:span> group: <text:span text:style-name="T23">groupdel</text:span><text:span text:style-name="T98"> group1</text:span></text:p>
      <text:p text:style-name="P92">Rename group: <text:span text:style-name="T5">??</text:span></text:p>
      <text:p text:style-name="P93">Add user to a group: <text:span text:style-name="T15">gpasswd</text:span> -a somebody <text:span text:style-name="T11">group1</text:span></text:p>
      <text:p text:style-name="P94">Remove user from group: gpasswd -d somebody group1</text:p>
      <text:p text:style-name="P95">List members of a group. <text:span text:style-name="T99">No standard command – </text:span><text:span text:style-name="T24">install members</text:span><text:span text:style-name="T99">, than: members group1</text:span></text:p>
      <text:h text:style-name="Heading_20_1" text:outline-level="1">Cron tasks</text:h>
      <text:p text:style-name="P33">List tasks: crontab -l</text:p>
      <text:p text:style-name="P33">Edit taks: crontab -e</text:p>
      <text:p text:style-name="P33">To list/edit tasks of specific user – add “-u user1”: crontab -l -u user1</text:p>
      <text:p text:style-name="P34">Instead <text:span text:style-name="T100">of </text:span>multiple ‘*’ may use @yearly, @daily, @hourly, @reboot(to execute after boot).</text:p>
      <text:p text:style-name="P34">‘<text:span text:style-name="T100">*’ may be replaced by 1) range “01-16”; 2) list “01,16”.</text:span></text:p>
      <text:p text:style-name="P35">*/20 – means every 20 minutes(if placed on minute position).</text:p>
      <text:p text:style-name="P33"/>
      <text:h text:style-name="Heading_20_1" text:outline-level="1">Storage</text:h>
      <text:p text:style-name="P36">Typical names storage devices are <text:span text:style-name="T15">sd</text:span>a, <text:span text:style-name="T15">sd</text:span>b, <text:span text:style-name="T15">sd</text:span>c, ...</text:p>
      <text:p text:style-name="P37"/>
      <text:p text:style-name="P37">List block devices<text:span text:style-name="T101">(also shows partitions)</text:span>:</text:p>
      <text:p text:style-name="P37"><text:tab/><text:span text:style-name="T15">lsblk</text:span></text:p>
      <text:p text:style-name="P37"><text:tab/><text:span text:style-name="T102">Gives more, than names &amp; partitions: </text:span><text:span text:style-name="T25">fdisk</text:span><text:span text:style-name="T101"> -l</text:span></text:p>
      <text:p text:style-name="P37"><text:tab/><text:span text:style-name="T102">Shows system block devices: </text:span><text:span text:style-name="T26">mount</text:span></text:p>
      <text:p text:style-name="P23"/>
      <text:p text:style-name="P23"><text:span text:style-name="T102">M</text:span>ount devi<text:span text:style-name="T103">c</text:span>e<text:span text:style-name="T103">(</text:span><text:span text:style-name="T27">sda-dir should exist</text:span><text:span text:style-name="T103">)</text:span>: <text:span text:style-name="T15">mount</text:span> /dev/sda<text:span text:style-name="T15">1</text:span> /mnt/sda-dir</text:p>
      <text:p text:style-name="P24">Unmount device(arg. may be a device /dev/sda<text:span text:style-name="T15">1</text:span>): <text:span text:style-name="T15">umount</text:span> /media/user1/disk</text:p>
      <text:p text:style-name="P25"/>
      <text:p text:style-name="P25">Get free space in file system: <text:span text:style-name="T15">df</text:span> -h</text:p>
      <text:p text:style-name="P26">Check FS integrity: <text:span text:style-name="T5">fsck??</text:span></text:p>
      <text:p text:style-name="P106">Get UUID of a device(will be needed for <text:span text:style-name="T15">/etc/fstab</text:span>, see below): <text:span text:style-name="T15">blkid</text:span></text:p>
      <text:p text:style-name="P25"/>
      <text:h text:style-name="Heading_20_2" text:outline-level="2">Automatic mounting</text:h>
      <text:p text:style-name="P27">File <text:span text:style-name="T15">/etc/fstab</text:span> has config for auto mounting devices. It’s syntax:</text:p>
      <text:p text:style-name="P27">{device} {mounting point} {file system} {,-separated options} {dump} {FS checking order}</text:p>
      <text:p text:style-name="P27">device – device name(/dev/sda1) or device UUID(UUID=…, <text:span text:style-name="T104">see </text:span><text:span text:style-name="T28">blkid</text:span>)</text:p>
      <text:p text:style-name="P27">mounting point – should exist</text:p>
      <text:p text:style-name="P27"><text:soft-page-break/>file system – ext2, ext4, exfat, ….</text:p>
      <text:p text:style-name="P27">options – write “defaults”(w/o quotes) <text:span text:style-name="T29">and</text:span><text:span text:style-name="T105">/or</text:span><text:span text:style-name="T106"> spec.</text:span> options:</text:p>
      <text:p text:style-name="P28"><text:span text:style-name="T106">rw, ro - </text:span><text:span text:style-name="T107">read-write/read-only</text:span></text:p>
      <text:p text:style-name="P29"><text:span text:style-name="T106">suid, dev, exec, nouser, async -</text:span><text:span text:style-name="T8">???</text:span></text:p>
      <text:p text:style-name="P30"><text:span text:style-name="T106">auto, noauto – </text:span><text:span text:style-name="T107">mount at boot, do not mount at boot</text:span><text:span text:style-name="T104">(used for simpler mount /mnt/point, very often specified device keeps back-ups)</text:span></text:p>
      <text:p text:style-name="P10">place all FS in RAM for tmpfs???</text:p>
      <text:p text:style-name="P27">dump – something related to back-up, not used nowadays, write “0”(w/o quotes)</text:p>
      <text:p text:style-name="P27">FS checking order – <text:span text:style-name="T106">order of check by FS integrity checker. 0 – don’t check at all.</text:span></text:p>
      <text:p text:style-name="P27"/>
      <text:p text:style-name="P26">Having corresponding record ALSO allows mounting without device arg. - just mounting point: mount /mnt/point</text:p>
      <text:p text:style-name="P27"/>
      <text:h text:style-name="Heading_20_2" text:outline-level="2">fdisk, <text:span text:style-name="T108">mkfs</text:span></text:h>
      <text:p text:style-name="P31">Launch fdisk for device: fdisk /dev/sda</text:p>
      <text:p text:style-name="P31">and select desired action from menu. Here are some:</text:p>
      <text:p text:style-name="P31">p – show partitions</text:p>
      <text:p text:style-name="P31">g – create new GPT partition <text:span text:style-name="T15">table</text:span></text:p>
      <text:p text:style-name="P31">n – create new partition</text:p>
      <text:p text:style-name="P31">w – write requested changes(even creating partition table is not executed immediately)</text:p>
      <text:p text:style-name="P31"/>
      <text:p text:style-name="P31">Format partition<text:span text:style-name="T109">(not sure if label quoted)</text:span>: <text:span text:style-name="T15">mkfs.ext4</text:span> -<text:span text:style-name="T109">L “your label” </text:span>/dev/sda<text:span text:style-name="T15">1</text:span></text:p>
      <text:p text:style-name="P31"/>
      <text:p text:style-name="P31"/>
      <text:h text:style-name="Heading_20_1" text:outline-level="1">Logging facilities</text:h>
      <text:p text:style-name="P38">Was <text:span text:style-name="T15">syslog</text:span>, now <text:span text:style-name="T15">journald</text:span>. </text:p>
      <text:p text:style-name="P41">Syslog stores logs inside <text:span text:style-name="T15">/var/log/</text:span> dir., most general log-file is “syslog”, <text:span text:style-name="T110">auth-related – “auth.log”</text:span>.</text:p>
      <text:p text:style-name="P38">Journald stores messages in compressed form.</text:p>
      <text:p text:style-name="P38"/>
      <text:p text:style-name="P38"/>
      <text:p text:style-name="P129"><text:span text:style-name="Default_20_Paragraph_20_Font"><text:span text:style-name="T111">SSH</text:span></text:span></text:p>
      <text:p text:style-name="P129"><text:span text:style-name="Default_20_Paragraph_20_Font"><text:span text:style-name="T112">ssh &lt;options, see below&gt; host</text:span></text:span></text:p>
      <text:p text:style-name="P129"><text:span text:style-name="Default_20_Paragraph_20_Font"><text:span text:style-name="T41">Options</text:span></text:span></text:p>
      <text:p text:style-name="P129"><text:span text:style-name="Default_20_Paragraph_20_Font"><text:span text:style-name="T112">-l - (small L), specify user name; example: ... -l username ...</text:span></text:span></text:p>
      <text:p text:style-name="P129"><text:span text:style-name="Default_20_Paragraph_20_Font"><text:span text:style-name="T112">-i - spec. file with private key; example: ... -i path-to-file ...</text:span></text:span></text:p>
      <text:p text:style-name="P129"><text:span text:style-name="Default_20_Paragraph_20_Font"><text:span text:style-name="T112">-N - do not exec. remote command; </text:span></text:span><text:span text:style-name="Default_20_Paragraph_20_Font"><text:span text:style-name="T41">usefull just for port-forwarding</text:span></text:span><text:span text:style-name="Default_20_Paragraph_20_Font"><text:span text:style-name="T112">; example: ... -N ...</text:span></text:span></text:p>
      <text:p text:style-name="P129"><text:span text:style-name="Default_20_Paragraph_20_Font"><text:span text:style-name="T112">-L - port forwarding; example: ... -L &lt;local port&gt;:localhost:&lt;port of remote host&gt; ...</text:span></text:span></text:p>
      <text:p text:style-name="P129"><text:span text:style-name="Default_20_Paragraph_20_Font"><text:span text:style-name="T112">-O &lt;command&gt; - some commands for existing connections;</text:span></text:span></text:p>
      <text:p text:style-name="P129"><text:span text:style-name="Default_20_Paragraph_20_Font"><text:span text:style-name="T112"><text:tab/>forward - request forwarding without command execution</text:span></text:span></text:p>
      <text:p text:style-name="P129"><text:span text:style-name="Default_20_Paragraph_20_Font"><text:span text:style-name="T112"><text:tab/>cancel - cancel forwarding; ex.: .. -O cancel -L &lt;parameters, see above&gt;...</text:span></text:span></text:p>
      <text:p text:style-name="P129"><text:span text:style-name="Default_20_Paragraph_20_Font"><text:span text:style-name="T112"><text:tab/>stop - stop receiving multiplexing requests?</text:span></text:span></text:p>
      <text:p text:style-name="P130"><text:tab/>exit - "shut-down" service??</text:p>
      <text:p text:style-name="P129"><text:span text:style-name="Default_20_Paragraph_20_Font"><text:span text:style-name="T112">-p – spec. port; Example: … -p 22</text:span></text:span></text:p>
      <text:p text:style-name="P129"/>
      <text:p text:style-name="P129"><text:span text:style-name="Default_20_Paragraph_20_Font"><text:span text:style-name="T41">Generate keys</text:span></text:span></text:p>
      <text:p text:style-name="P129"><text:soft-page-break/><text:span text:style-name="Default_20_Paragraph_20_Font"><text:span text:style-name="T112">ssh-keygen -t rsa -b 2048 -C "your_email@example.com" - will ask password and location for file. Options:</text:span></text:span></text:p>
      <text:p text:style-name="P129"><text:span text:style-name="Default_20_Paragraph_20_Font"><text:span text:style-name="T112"><text:tab/>-C - comment, will be added at the end of key.</text:span></text:span></text:p>
      <text:p text:style-name="P129"/>
      <text:p text:style-name="P129"><text:span text:style-name="Default_20_Paragraph_20_Font"><text:span text:style-name="T41">Multiple keys in ~/.ssh</text:span></text:span></text:p>
      <text:p text:style-name="P129"><text:span text:style-name="Default_20_Paragraph_20_Font"><text:span text:style-name="T112">By default, ssh agent looks for file "id_rsa".</text:span></text:span></text:p>
      <text:p text:style-name="P129"><text:span text:style-name="Default_20_Paragraph_20_Font"><text:span text:style-name="T112">You may add somehow other names to search?? Works on Linux??</text:span></text:span></text:p>
      <text:p text:style-name="P129"><text:span text:style-name="Default_20_Paragraph_20_Font"><text:span text:style-name="T41">or</text:span></text:span></text:p>
      <text:p text:style-name="P129"><text:span text:style-name="Default_20_Paragraph_20_Font"><text:span text:style-name="T112">create file ~/.ssh/conf with new-line-separated(</text:span></text:span><text:span text:style-name="Default_20_Paragraph_20_Font"><text:span text:style-name="T41">checked only on Win</text:span></text:span><text:span text:style-name="Default_20_Paragraph_20_Font"><text:span text:style-name="T112">):</text:span></text:span></text:p>
      <text:p text:style-name="P129"><text:span text:style-name="Default_20_Paragraph_20_Font"><text:span text:style-name="T112">Host [git.domain.com]</text:span></text:span></text:p>
      <text:p text:style-name="P129"><text:span text:style-name="Default_20_Paragraph_20_Font"><text:span text:style-name="T112">User [user]</text:span></text:span></text:p>
      <text:p text:style-name="P129"><text:span text:style-name="Default_20_Paragraph_20_Font"><text:span text:style-name="T112">Port [number]</text:span></text:span></text:p>
      <text:p text:style-name="P129"><text:span text:style-name="Default_20_Paragraph_20_Font"><text:span text:style-name="T112">IdentitiesOnly=yes</text:span></text:span></text:p>
      <text:p text:style-name="P129"><text:span text:style-name="Default_20_Paragraph_20_Font"><text:span text:style-name="T112">PreferredAuthentications publickey</text:span></text:span></text:p>
      <text:p text:style-name="P129"><text:span text:style-name="Default_20_Paragraph_20_Font"><text:span text:style-name="T112">PasswordAuthentication no</text:span></text:span></text:p>
      <text:p text:style-name="P129"><text:span text:style-name="Default_20_Paragraph_20_Font"><text:span text:style-name="T112"># CMD</text:span></text:span></text:p>
      <text:p text:style-name="P129"><text:span text:style-name="Default_20_Paragraph_20_Font"><text:span text:style-name="T112">IdentityFile C:\Users\[User]\.ssh\[name_of_PRIVATE_key_file]</text:span></text:span></text:p>
      <text:p text:style-name="P129"><text:span text:style-name="Default_20_Paragraph_20_Font"><text:span text:style-name="T112"># BASH</text:span></text:span></text:p>
      <text:p text:style-name="P129"><text:span text:style-name="Default_20_Paragraph_20_Font"><text:span text:style-name="T112">IdentityFile /c/Users/[User]/.ssh/[name_of_PRIVATE_key_file]</text:span></text:span></text:p>
      <text:p text:style-name="P129"/>
      <text:h text:style-name="Heading_20_1" text:outline-level="1"><text:span text:style-name="Default_20_Paragraph_20_Font">VIM</text:span></text:h>
      <text:p text:style-name="P131"><text:span text:style-name="Default_20_Paragraph_20_Font"><text:span text:style-name="T116">Modes: normal, command(press ‘:’ - </text:span></text:span><text:span text:style-name="Default_20_Paragraph_20_Font"><text:span text:style-name="T117">yes entering a command switches to command mode</text:span></text:span><text:span text:style-name="Default_20_Paragraph_20_Font"><text:span text:style-name="T116">), insert(press ‘i’), visual(press ‘v’) – allows copy text</text:span></text:span></text:p>
      <text:p text:style-name="P132"><text:span text:style-name="Default_20_Paragraph_20_Font"/></text:p>
      <text:p text:style-name="P132"><text:span text:style-name="Default_20_Paragraph_20_Font"><text:span text:style-name="T118">Open a file. :e /path/to/file – </text:span></text:span><text:span text:style-name="Default_20_Paragraph_20_Font"><text:span text:style-name="T119">file may be created</text:span></text:span></text:p>
      <text:p text:style-name="P133"><text:span text:style-name="Default_20_Paragraph_20_Font"><text:span text:style-name="T120">Open new buffer(like new empty tab, not related to any file). :enew</text:span></text:span></text:p>
      <text:p text:style-name="P134"><text:span text:style-name="Default_20_Paragraph_20_Font"><text:span text:style-name="T117">Close file, </text:span></text:span><text:span text:style-name="Default_20_Paragraph_20_Font"><text:span text:style-name="T119">in case several open, without quiting vim. :bd – “buffer delete”</text:span></text:span></text:p>
      <text:p text:style-name="P133"><text:span text:style-name="Default_20_Paragraph_20_Font"><text:span text:style-name="T120">List opened files. :ls</text:span></text:span></text:p>
      <text:p text:style-name="P135"><text:span text:style-name="Default_20_Paragraph_20_Font"><text:span text:style-name="T117">Switch between opened files. :bn or :bp </text:span></text:span><text:span text:style-name="Default_20_Paragraph_20_Font"><text:span text:style-name="T120">or :b2</text:span></text:span><text:span text:style-name="Default_20_Paragraph_20_Font"><text:span text:style-name="T117"> - ”buffer next/previous”, “</text:span></text:span><text:span text:style-name="Default_20_Paragraph_20_Font"><text:span text:style-name="T120">buffer 2</text:span></text:span><text:span text:style-name="Default_20_Paragraph_20_Font"><text:span text:style-name="T117">”. </text:span></text:span></text:p>
      <text:p text:style-name="P136"><text:span text:style-name="Default_20_Paragraph_20_Font"><text:span text:style-name="T117">Do :bn! if you modified but not ready to save. </text:span></text:span><text:span text:style-name="Default_20_Paragraph_20_Font"><text:span text:style-name="T119">M</text:span></text:span><text:span text:style-name="Default_20_Paragraph_20_Font"><text:span text:style-name="T117">odifications will NOT be lost </text:span></text:span><text:span text:style-name="Default_20_Paragraph_20_Font"><text:span text:style-name="T119">if just to edit several files one by one. Other command MAY DROP modifications.</text:span></text:span></text:p>
      <text:p text:style-name="P137"><text:span text:style-name="Default_20_Paragraph_20_Font"><text:span text:style-name="T30">Save</text:span></text:span><text:span text:style-name="Default_20_Paragraph_20_Font"><text:span text:style-name="T117">(write) modifications. :w or :w /path/to/file – </text:span></text:span><text:span text:style-name="Default_20_Paragraph_20_Font"><text:span text:style-name="T119">latter writes content to other file(creates if does not exist)</text:span></text:span></text:p>
      <text:p text:style-name="P138"><text:span text:style-name="Default_20_Paragraph_20_Font"/></text:p>
      <text:p text:style-name="P138"><text:span text:style-name="Default_20_Paragraph_20_Font"><text:span text:style-name="T31">Move to begin</text:span></text:span><text:span text:style-name="Default_20_Paragraph_20_Font"><text:span text:style-name="T32">ning</text:span></text:span><text:span text:style-name="Default_20_Paragraph_20_Font"><text:span text:style-name="T121"> of a file: :</text:span></text:span><text:span text:style-name="Default_20_Paragraph_20_Font"><text:span text:style-name="T122">1 </text:span></text:span><text:span text:style-name="Default_20_Paragraph_20_Font"><text:span text:style-name="T32">or</text:span></text:span><text:span text:style-name="Default_20_Paragraph_20_Font"><text:span text:style-name="T122"> gg</text:span></text:span></text:p>
      <text:p text:style-name="P140"><text:span text:style-name="Default_20_Paragraph_20_Font"><text:span text:style-name="T122">Move to beginning </text:span></text:span><text:span text:style-name="Default_20_Paragraph_20_Font"><text:span text:style-name="T32">of a line</text:span></text:span><text:span text:style-name="Default_20_Paragraph_20_Font"><text:span text:style-name="T122">: ^</text:span></text:span></text:p>
      <text:p text:style-name="P138"><text:span text:style-name="Default_20_Paragraph_20_Font"/></text:p>
      <text:p text:style-name="P139"><text:span text:style-name="Default_20_Paragraph_20_Font"><text:span text:style-name="T31">Move to end </text:span></text:span><text:span text:style-name="Default_20_Paragraph_20_Font"><text:span text:style-name="T50">of a file(from normal mode): :$ or Shift+g</text:span></text:span></text:p>
      <text:p text:style-name="P141"><text:span text:style-name="Default_20_Paragraph_20_Font"><text:span text:style-name="T51">Move to end </text:span></text:span><text:span text:style-name="Default_20_Paragraph_20_Font"><text:span text:style-name="T33">of </text:span></text:span><text:span text:style-name="Default_20_Paragraph_20_Font"><text:span text:style-name="T32">a </text:span></text:span><text:span text:style-name="Default_20_Paragraph_20_Font"><text:span text:style-name="T33">line</text:span></text:span><text:span text:style-name="Default_20_Paragraph_20_Font"><text:span text:style-name="T51">(from normal mode): $</text:span></text:span></text:p>
      <text:p text:style-name="P134"><text:span text:style-name="Default_20_Paragraph_20_Font"><text:span text:style-name="T34"/></text:span></text:p>
      <text:p text:style-name="P134"><text:span text:style-name="Default_20_Paragraph_20_Font"><text:span text:style-name="T34">Undo</text:span></text:span><text:span text:style-name="Default_20_Paragraph_20_Font"><text:span text:style-name="T116">/</text:span></text:span><text:span text:style-name="Default_20_Paragraph_20_Font"><text:span text:style-name="T35">redo</text:span></text:span><text:span text:style-name="Default_20_Paragraph_20_Font"><text:span text:style-name="T117">(</text:span></text:span><text:span text:style-name="Default_20_Paragraph_20_Font"><text:span text:style-name="T116">from normal mode</text:span></text:span><text:span text:style-name="Default_20_Paragraph_20_Font"><text:span text:style-name="T117">)</text:span></text:span><text:span text:style-name="Default_20_Paragraph_20_Font"><text:span text:style-name="T116">: ‘u’ / </text:span></text:span><text:span text:style-name="Default_20_Paragraph_20_Font"><text:span text:style-name="T118">Ctrl + </text:span></text:span><text:span text:style-name="Default_20_Paragraph_20_Font"><text:span text:style-name="T116">‘</text:span></text:span><text:span text:style-name="Default_20_Paragraph_20_Font"><text:span text:style-name="T118">r</text:span></text:span><text:span text:style-name="Default_20_Paragraph_20_Font"><text:span text:style-name="T116">’</text:span></text:span></text:p>
      <text:p text:style-name="P132"><text:span text:style-name="Default_20_Paragraph_20_Font"/></text:p>
      <text:p text:style-name="P145"><text:span text:style-name="Default_20_Paragraph_20_Font"><text:span text:style-name="T36">Copy.</text:span></text:span><text:span text:style-name="Default_20_Paragraph_20_Font"><text:span text:style-name="T120"> Move to selection start(in normal mode), enter visual mode, move to selection end, press ‘y’.</text:span></text:span></text:p>
      <text:p text:style-name="P142"><text:span text:style-name="Default_20_Paragraph_20_Font">‘</text:span><text:span text:style-name="Default_20_Paragraph_20_Font"><text:span text:style-name="T123">$’ in visual mode moves cursor to end of line selecting all on it’s way.</text:span></text:span></text:p>
      <text:p text:style-name="P133"><text:span text:style-name="Default_20_Paragraph_20_Font"><text:span text:style-name="T36">Paste.</text:span></text:span><text:span text:style-name="Default_20_Paragraph_20_Font"><text:span text:style-name="T120"> Move to desired pos.(in normal mode), press ‘p’</text:span></text:span></text:p>
      <text:p text:style-name="P146"><text:span text:style-name="Default_20_Paragraph_20_Font"/></text:p>
      <text:p text:style-name="P146"><text:span text:style-name="Default_20_Paragraph_20_Font"><text:span text:style-name="T37">Find</text:span></text:span><text:span text:style-name="Default_20_Paragraph_20_Font"><text:span text:style-name="T124">(case sensitive)</text:span></text:span><text:span text:style-name="Default_20_Paragraph_20_Font"><text:span text:style-name="T125">. /you text </text:span></text:span><text:span text:style-name="Default_20_Paragraph_20_Font"><text:span text:style-name="T126">with spaces</text:span></text:span></text:p>
      <text:p text:style-name="P143"><text:soft-page-break/><text:span text:style-name="Default_20_Paragraph_20_Font"><text:span text:style-name="T126">Navigate over results: ‘n’ – down, ‘N’ – up</text:span></text:span></text:p>
      <text:p text:style-name="P143"><text:span text:style-name="Default_20_Paragraph_20_Font"><text:span text:style-name="T124">Append \c for case insensitive: /your text</text:span></text:span><text:span text:style-name="Default_20_Paragraph_20_Font"><text:span text:style-name="T38">\c</text:span></text:span></text:p>
      <text:p text:style-name="P144"><text:span text:style-name="Default_20_Paragraph_20_Font"><text:span text:style-name="T61">Backward </text:span></text:span><text:span text:style-name="Default_20_Paragraph_20_Font"><text:span text:style-name="T65">search is the same but start with ‘?’(instead of ‘/’).</text:span></text:span></text:p>
      <text:p text:style-name="P147"><text:span text:style-name="Default_20_Paragraph_20_Font"><text:span text:style-name="T62">Exec. command</text:span></text:span><text:span text:style-name="Default_20_Paragraph_20_Font"><text:span text:style-name="T66">(yes, not need to quit vim to check something). :! sudo apt update</text:span></text:span></text:p>
      <text:p text:style-name="P131"><text:span text:style-name="Default_20_Paragraph_20_Font"/></text:p>
      <text:h text:style-name="P155" text:outline-level="1"><text:span text:style-name="Default_20_Paragraph_20_Font">PGP</text:span></text:h>
      <text:p text:style-name="P148"><text:span text:style-name="Default_20_Paragraph_20_Font"><text:span text:style-name="T127">Encrypt symmetrically(only password): </text:span></text:span><text:span text:style-name="Default_20_Paragraph_20_Font"><text:span text:style-name="T128">gpg -c -o {output file} {input file}</text:span></text:span></text:p>
      <text:p text:style-name="P148"><text:span text:style-name="Default_20_Paragraph_20_Font"><text:span text:style-name="T129">May ommit -o {output file} – result will be in a file {input file}.gpg</text:span></text:span></text:p>
      <text:p text:style-name="P148"><text:span text:style-name="Default_20_Paragraph_20_Font"><text:span text:style-name="T113">Not to cache password use option </text:span></text:span><text:span text:style-name="Default_20_Paragraph_20_Font"><text:span text:style-name="T42">--no-symkey-cache</text:span></text:span><text:span text:style-name="Default_20_Paragraph_20_Font"><text:span text:style-name="T113">. </text:span></text:span><text:span text:style-name="Default_20_Paragraph_20_Font"><text:span text:style-name="T114">Not permanent caching disable(just for this).</text:span></text:span></text:p>
      <text:p text:style-name="P148"><text:span text:style-name="Default_20_Paragraph_20_Font"/></text:p>
      <text:p text:style-name="P148"><text:span text:style-name="Default_20_Paragraph_20_Font"><text:span text:style-name="T130">Decrypt </text:span></text:span><text:span text:style-name="Default_20_Paragraph_20_Font"><text:span text:style-name="T131">to screen</text:span></text:span><text:span text:style-name="Default_20_Paragraph_20_Font"><text:span text:style-name="T130">: gpg -d </text:span></text:span><text:span text:style-name="Default_20_Paragraph_20_Font"><text:span text:style-name="T131">{input file}</text:span></text:span></text:p>
      <text:p text:style-name="P148"><text:span text:style-name="Default_20_Paragraph_20_Font"><text:span text:style-name="T131">Decrypt to specified file: gpg -d -o {output file} {input file}</text:span></text:span></text:p>
      <text:p text:style-name="P148"><text:span text:style-name="Default_20_Paragraph_20_Font"><text:span text:style-name="T131">Decrypt to file with default name(like {input file} but without ending .gpg): gpg {input file}</text:span></text:span></text:p>
      <text:p text:style-name="P148"><text:span text:style-name="Default_20_Paragraph_20_Font"/></text:p>
      <text:p text:style-name="P148"><text:span text:style-name="Default_20_Paragraph_20_Font"><text:span text:style-name="T15">--</text:span></text:span><text:span text:style-name="Default_20_Paragraph_20_Font"><text:span text:style-name="T39">passphrase</text:span></text:span><text:span text:style-name="Default_20_Paragraph_20_Font"><text:span text:style-name="T132"> – option to supply password right in command line, works ONLY with –batch and –pinentry-mode set to loopback, see manpage.</text:span></text:span></text:p>
      <text:p text:style-name="P148"><text:span text:style-name="Default_20_Paragraph_20_Font"/></text:p>
      <text:p text:style-name="P148"><text:span text:style-name="Default_20_Paragraph_20_Font"><text:span text:style-name="T133">PGP has gpg-agent which </text:span></text:span><text:span text:style-name="Default_20_Paragraph_20_Font"><text:span text:style-name="T40">caches password for some time</text:span></text:span><text:span text:style-name="Default_20_Paragraph_20_Font"><text:span text:style-name="T133">.</text:span></text:span></text:p>
      <text:p text:style-name="P148"><text:span text:style-name="Default_20_Paragraph_20_Font"><text:span text:style-name="T133">To clear cache – reload agent: </text:span></text:span><text:span text:style-name="Default_20_Paragraph_20_Font">gpgconf --reload gpg-agent</text:span></text:p>
      <text:p text:style-name="P148"><text:span text:style-name="Default_20_Paragraph_20_Font"/></text:p>
      <text:p text:style-name="P148"><text:span text:style-name="Default_20_Paragraph_20_Font"><text:span text:style-name="T134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34">. </text:span></text:span><text:span text:style-name="Default_20_Paragraph_20_Font"><text:span text:style-name="T135">gpg-agent settings may be in </text:span></text:span><text:span text:style-name="Default_20_Paragraph_20_Font">~/.gnupg/gpg-agent.conf. </text:span><text:span text:style-name="Default_20_Paragraph_20_Font"><text:span text:style-name="T134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34">.</text:span></text:span></text:p>
      <text:p text:style-name="Normal"><text:span text:style-name="Default_20_Paragraph_20_Font"><text:span text:style-name="T115"/></text:span></text:p>
      <text:h text:style-name="Heading_20_2" text:outline-level="2"><text:span text:style-name="Default_20_Paragraph_20_Font">Assymetric encryption</text:span></text:h>
      <text:p text:style-name="P129"><text:span text:style-name="Default_20_Paragraph_20_Font"><text:span text:style-name="T112">Another keys; allow to encript/decript files</text:span></text:span></text:p>
      <text:p text:style-name="P129"><text:span text:style-name="Default_20_Paragraph_20_Font"><text:span text:style-name="T41">Create keys. </text:span></text:span><text:span text:style-name="Default_20_Paragraph_20_Font"><text:span text:style-name="T112">Will ask about settings and mail. Keys are stored in some DB, </text:span></text:span><text:span text:style-name="Default_20_Paragraph_20_Font"><text:span text:style-name="T41">public key should be exported</text:span></text:span><text:span text:style-name="Default_20_Paragraph_20_Font"><text:span text:style-name="T112">.</text:span></text:span></text:p>
      <text:p text:style-name="P129"><text:span text:style-name="Default_20_Paragraph_20_Font"><text:span text:style-name="T112">in Win(GnuPG): gpg --gen-key</text:span></text:span></text:p>
      <text:p text:style-name="P129"><text:span text:style-name="Default_20_Paragraph_20_Font"><text:span text:style-name="T112">in UNIX: gpg --full-generate-key</text:span></text:span></text:p>
      <text:p text:style-name="P129"/>
      <text:p text:style-name="P129"><text:span text:style-name="Default_20_Paragraph_20_Font"><text:span text:style-name="T41">Export keys.</text:span></text:span></text:p>
      <text:p text:style-name="P129"><text:span text:style-name="Default_20_Paragraph_20_Font"><text:span text:style-name="T41">Public:</text:span></text:span><text:span text:style-name="Default_20_Paragraph_20_Font"><text:span text:style-name="T112"> gpg --export --armor(to get BASE64 encoded) --output &lt;name of file for pub. key&gt; &lt;e-mail specified during creation&gt;</text:span></text:span></text:p>
      <text:p text:style-name="P129"><text:span text:style-name="Default_20_Paragraph_20_Font"><text:span text:style-name="T112">Private:</text:span></text:span></text:p>
      <text:p text:style-name="P129"><text:span text:style-name="Default_20_Paragraph_20_Font"><text:span text:style-name="T112">gpg --export-secret-key --armor(to get BASE64 encoded) --output &lt;name of file&gt; <text:s/>&lt;e-mail specified during creation&gt;</text:span></text:span></text:p>
      <text:p text:style-name="P129"/>
      <text:p text:style-name="P129"><text:span text:style-name="Default_20_Paragraph_20_Font"><text:span text:style-name="T41">Encript file.</text:span></text:span></text:p>
      <text:p text:style-name="P129"><text:span text:style-name="Default_20_Paragraph_20_Font"><text:span text:style-name="T41">First import public key:</text:span></text:span><text:span text:style-name="Default_20_Paragraph_20_Font"><text:span text:style-name="T112"> gpg --import &lt;name of file&gt;</text:span></text:span><text:span text:style-name="Default_20_Paragraph_20_Font"><text:span text:style-name="T41"> </text:span></text:span></text:p>
      <text:p text:style-name="P129"><text:span text:style-name="Default_20_Paragraph_20_Font"><text:span text:style-name="T112">gpg --encrypt --sign(certifies and timestamps) --armor(to get BASE64) -r &lt;mail of person&gt; &lt;file to encrypt&gt;</text:span></text:span></text:p>
      <text:p text:style-name="P129"/>
      <text:p text:style-name="P129"><text:span text:style-name="Default_20_Paragraph_20_Font"><text:span text:style-name="T41">Decript file.</text:span></text:span></text:p>
      <text:p text:style-name="P129"><text:span text:style-name="Default_20_Paragraph_20_Font"><text:span text:style-name="T112">gpg --decrypt {input file} &gt; {output file}</text:span></text:span></text:p>
      <text:p text:style-name="P129"/>
      <text:h text:style-name="Heading_20_1" text:outline-level="1"><text:soft-page-break/><text:span text:style-name="Default_20_Paragraph_20_Font"><text:span text:style-name="T137">tar(p</text:span></text:span><text:span text:style-name="Default_20_Paragraph_20_Font"><text:span text:style-name="T136">ack files to archive</text:span></text:span><text:span text:style-name="Default_20_Paragraph_20_Font"><text:span text:style-name="T137">)</text:span></text:span></text:h>
      <text:p text:style-name="P129"><text:span text:style-name="Default_20_Paragraph_20_Font"><text:span text:style-name="T41">tar</text:span></text:span><text:span text:style-name="Default_20_Paragraph_20_Font"><text:span text:style-name="T112"> does not compress it self, optional compresion may be done by gzip or bzip2.</text:span></text:span></text:p>
      <text:p text:style-name="P129"><text:span text:style-name="Default_20_Paragraph_20_Font"><text:span text:style-name="T112">Pack: tar -</text:span></text:span><text:span text:style-name="Default_20_Paragraph_20_Font"><text:span text:style-name="T41">c</text:span></text:span><text:span text:style-name="Default_20_Paragraph_20_Font"><text:span text:style-name="T112">f &lt;name of output file&gt; &lt;what to compress, accepts folder and wildcards&gt;</text:span></text:span></text:p>
      <text:p text:style-name="P129"><text:span text:style-name="Default_20_Paragraph_20_Font"><text:span text:style-name="T112">Unpack: tar -</text:span></text:span><text:span text:style-name="Default_20_Paragraph_20_Font"><text:span text:style-name="T41">x</text:span></text:span><text:span text:style-name="Default_20_Paragraph_20_Font"><text:span text:style-name="T112">f &lt;name of tar file&gt; [-C &lt;destination for unpacking&gt;]</text:span></text:span></text:p>
      <text:p text:style-name="P129"><text:span text:style-name="Default_20_Paragraph_20_Font"><text:span text:style-name="T112">View content, </text:span></text:span><text:span text:style-name="Default_20_Paragraph_20_Font"><text:span text:style-name="T41">l</text:span></text:span><text:span text:style-name="Default_20_Paragraph_20_Font"><text:span text:style-name="T112"> - for detailed information: tar -</text:span></text:span><text:span text:style-name="Default_20_Paragraph_20_Font"><text:span text:style-name="T41">tl</text:span></text:span><text:span text:style-name="Default_20_Paragraph_20_Font"><text:span text:style-name="T112">f &lt;name of tar&gt;</text:span></text:span></text:p>
      <text:p text:style-name="P129"><text:span text:style-name="Default_20_Paragraph_20_Font"><text:span text:style-name="T112">To compress, add option: </text:span></text:span><text:span text:style-name="Default_20_Paragraph_20_Font"><text:span text:style-name="T41">z</text:span></text:span><text:span text:style-name="Default_20_Paragraph_20_Font"><text:span text:style-name="T112"> - gzip, </text:span></text:span><text:span text:style-name="Default_20_Paragraph_20_Font"><text:span text:style-name="T41">j</text:span></text:span><text:span text:style-name="Default_20_Paragraph_20_Font"><text:span text:style-name="T112"> - bzip2</text:span></text:span></text:p>
      <text:p text:style-name="P129"/>
      <text:p text:style-name="P129"><text:span text:style-name="Default_20_Paragraph_20_Font"><text:span text:style-name="T136">SFTP</text:span></text:span></text:p>
      <text:p text:style-name="P129"><text:span text:style-name="Default_20_Paragraph_20_Font"><text:span text:style-name="T112">login: sftp user@host</text:span></text:span></text:p>
      <text:p text:style-name="P129"><text:span text:style-name="Default_20_Paragraph_20_Font"><text:span text:style-name="T112">copy file from sftp: get &lt;name of file&gt;</text:span></text:span></text:p>
      <text:p text:style-name="P129"><text:span text:style-name="Default_20_Paragraph_20_Font"><text:span text:style-name="T112">copy file to sftp: put &lt;name of file&gt;</text:span></text:span></text:p>
      <text:p text:style-name="P129"><text:span text:style-name="Default_20_Paragraph_20_Font"><text:span text:style-name="T112">lls, lpwd, lcd - local ls, pwd, cd</text:span></text:span></text:p>
      <text:p text:style-name="P129"><text:span text:style-name="Default_20_Paragraph_20_Font"><text:span text:style-name="T112">logout: bye</text:span></text:span></text:p>
      <text:p text:style-name="P129"/>
      <text:p text:style-name="P129"><text:span text:style-name="Default_20_Paragraph_20_Font"><text:span text:style-name="T41">CURL</text:span></text:span></text:p>
      <text:p text:style-name="P129"><text:span text:style-name="Default_20_Paragraph_20_Font"><text:span text:style-name="T112">http-method: -X POST</text:span></text:span></text:p>
      <text:p text:style-name="P129"><text:span text:style-name="Default_20_Paragraph_20_Font"><text:span text:style-name="T112">multipart parameter -F "&lt;name of parameter&gt;=@&lt;path to file&gt;[;type=&lt;optional type, application/json&gt;]"</text:span></text:span></text:p>
      <text:p text:style-name="P39"/>
      <text:p text:style-name="P40"/>
      <text:h text:style-name="Heading_20_1" text:outline-level="1">Raspberry libs.</text:h>
      <text:p text:style-name="P149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150"><text:span text:style-name="T138">s</text:span>pidev() - SPI, python.</text:p>
      <text:p text:style-name="P150">RPi.GPIO – <text:span text:style-name="T139">GPIO, python.</text:span></text:p>
      <text:p text:style-name="P151">pigpio(https://github.com/joan2937/pigpio) - <text:span text:style-name="T140">GPIO, c/c++.</text:span></text:p>
      <text:p text:style-name="P152">bcm2835 <text:span text:style-name="T141">(</text:span><text:a xlink:type="simple" xlink:href="https://www.airspayce.com/mikem/bcm2835" text:style-name="Internet_20_link" text:visited-style-name="Visited_20_Internet_20_Link">https://www.airspayce.com/mikem/bcm2835</text:a><text:span text:style-name="T141">) – GPIO, c/c++. Maybe the oldest, has more info about pin features(like PWM).</text:span></text:p>
      <text:p text:style-name="P153"/>
      <text:p text:style-name="P153">Librt – <text:span text:style-name="T142">something related to tim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5-12-24T23:39:18.852783484</dc:date>
    <meta:editing-duration>P4DT11H13M44S</meta:editing-duration>
    <meta:editing-cycles>119</meta:editing-cycles>
    <meta:generator>LibreOffice/24.2.7.2$Linux_X86_64 LibreOffice_project/420$Build-2</meta:generator>
    <meta:document-statistic meta:table-count="0" meta:image-count="0" meta:object-count="0" meta:page-count="11" meta:paragraph-count="359" meta:word-count="2838" meta:character-count="18565" meta:non-whitespace-character-count="16000"/>
  </office:meta>
</office:document-meta>
</file>